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c78" officeooo:paragraph-rsid="0018cc7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cc78" officeooo:paragraph-rsid="0018cc7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d533" officeooo:paragraph-rsid="0019d533" style:font-weight-asian="bold" style:font-weight-complex="bold"/>
    </style:style>
    <style:style style:name="P4" style:family="paragraph" style:parent-style-name="Standard">
      <style:text-properties officeooo:rsid="0019d533" officeooo:paragraph-rsid="0019d533"/>
    </style:style>
    <style:style style:name="P5" style:family="paragraph" style:parent-style-name="Standard">
      <style:text-properties style:text-underline-style="none" fo:font-weight="normal" officeooo:rsid="0019d533" officeooo:paragraph-rsid="0019d533" style:font-weight-asian="normal" style:font-weight-complex="normal"/>
    </style:style>
    <style:style style:name="T1" style:family="text">
      <style:text-properties officeooo:rsid="0018cc78"/>
    </style:style>
    <style:style style:name="T2" style:family="text">
      <style:text-properties officeooo:rsid="0019d5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Feststellen der Qualifikation von Flüchtlingen und vermittlung in den Arbeitsmarkt)</text:p>
      <text:p text:style-name="Standard"/>
      <text:p text:style-name="P2">Externe Finanzierung ?</text:p>
      <text:p text:style-name="Standard">- Anfgrae<text:span text:style-name="T1"> Arbeitsamt</text:span></text:p>
      <text:p text:style-name="Standard">- <text:span text:style-name="T1">Erstaufnaghme</text:span></text:p>
      <text:p text:style-name="Standard">- <text:span text:style-name="T1">Flüchtlingshilfe</text:span></text:p>
      <text:p text:style-name="Standard">- <text:span text:style-name="T1">Bund</text:span></text:p>
      <text:p text:style-name="Standard">- <text:span text:style-name="T1">Kostenbeitrag Bewerber</text:span></text:p>
      <text:p text:style-name="Standard"/>
      <text:p text:style-name="Standard"/>
      <text:p text:style-name="P2">Umsetzung</text:p>
      <text:p text:style-name="P1"/>
      <text:p text:style-name="P1">- Flüchtlinge ansprechen</text:p>
      <text:p text:style-name="P1">- Erfassen von Daten und Unterlagen</text:p>
      <text:p text:style-name="P1">- Assesments (je nach Studium) <text:span text:style-name="T2">Kostenpflichtig</text:span></text:p>
      <text:p text:style-name="P1">- Erstellen von Bewerbungsunterlagen ( extterne Firma beauftragen)</text:p>
      <text:p text:style-name="P1"/>
      <text:p text:style-name="P1"/>
      <text:p text:style-name="P3">Roadshow</text:p>
      <text:p text:style-name="P4"/>
      <text:p text:style-name="P4">- Truck</text:p>
      <text:p text:style-name="P4">- Arbeitsplätze</text:p>
      <text:p text:style-name="P4">- EDV</text:p>
      <text:p text:style-name="P4">- Local Organisieren und ausstatten</text:p>
      <text:p text:style-name="P4"/>
      <text:p text:style-name="P3">Technik/Medien</text:p>
      <text:p text:style-name="P5">- Apps</text:p>
      <text:p text:style-name="P5">- Webseite</text:p>
      <text:p text:style-name="P5">- Finger Scanner</text:p>
      <text:p text:style-name="P5"/>
      <text:p text:style-name="P5">Kooperation mit Behör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5:51:40.547593780</meta:creation-date>
    <meta:generator>LibreOffice/4.2.8.2$Linux_X86_64 LibreOffice_project/420m0$Build-2</meta:generator>
    <dc:date>2015-10-02T21:06:06.751840083</dc:date>
    <meta:editing-duration>PT5H4M29S</meta:editing-duration>
    <meta:editing-cycles>2</meta:editing-cycles>
    <meta:document-statistic meta:table-count="0" meta:image-count="0" meta:object-count="0" meta:page-count="1" meta:paragraph-count="22" meta:word-count="72" meta:character-count="509" meta:non-whitespace-character-count="459"/>
  </office:meta>
</office:document-meta>
</file>